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1184" officeooo:paragraph-rsid="001a1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s é uma cadeira bem prática, ministrada por Paulo Fonseca(Paguso) ou Kátia, de vez em quando abre outras turmas com outros professores, pois é uma cadeira bem lotada.</text:p>
      <text:p text:style-name="P1">Nela, vemos as estruturas de dados mais usadas, algoritmos famosos, em geral, vemos uns de praxe e dependendo do professor os avanlçados são diferentes. Também aprendemos a análise de algoritmos, e um pouco de teoria np.</text:p>
      <text:p text:style-name="P1"/>
      <text:p text:style-name="P1">Conteúdos que são vistos com certeza:</text:p>
      <text:p text:style-name="P1">- Grafos (BFS, DFS, Dijkstra)</text:p>
      <text:p text:style-name="P1">- Heap</text:p>
      <text:p text:style-name="P1">- Fila e Lista</text:p>
      <text:p text:style-name="P1">- Árvores</text:p>
      <text:p text:style-name="P1">- Hash</text:p>
      <text:p text:style-name="P1">- Sortings(QuickSort e MergeSort)</text:p>
      <text:p text:style-name="P1">- Algoritmos Gulosos</text:p>
      <text:p text:style-name="P1">- Backtracking</text:p>
      <text:p text:style-name="P1">- Np Completude</text:p>
      <text:p text:style-name="P1"/>
      <text:p text:style-name="P1">Como é uma cadeira bem prática, durante ela eu fiz um repositório com os códigos, esse repositório está público e servirá como o Guia da cadeira no futuro.</text:p>
      <text:p text:style-name="P1"><text:a xlink:type="simple" xlink:href="https://github.com/Gui-Lima/Algorithms-and-Data-Structures" text:style-name="Internet_20_link" text:visited-style-name="Visited_20_Internet_20_Link">https://github.com/Gui-Lima/Algorithms-and-Data-Structures</text:a></text:p>
      <text:p text:style-name="P1"/>
      <text:p text:style-name="P1">Livros</text:p>
      <text:p text:style-name="P1">- Algorithms and Data Structures (Cormen, Leiserson, Rivest)</text:p>
      <text:p text:style-name="P1">- Introduction to the Design and Analysis of Algorithms (Anany Levitin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7S</meta:editing-duration>
    <meta:editing-cycles>3</meta:editing-cycles>
    <meta:generator>LibreOffice/5.1.6.2$Linux_X86_64 LibreOffice_project/10m0$Build-2</meta:generator>
    <dc:date>2018-10-19T08:42:12.037817177</dc:date>
    <meta:document-statistic meta:table-count="0" meta:image-count="0" meta:object-count="0" meta:page-count="1" meta:paragraph-count="17" meta:word-count="146" meta:character-count="928" meta:non-whitespace-character-count="799"/>
    <meta:user-defined meta:name="Info 1"/>
    <meta:user-defined meta:name="Info 2"/>
    <meta:user-defined meta:name="Info 3"/>
    <meta:user-defined meta:name="Info 4"/>
  </office:meta>
</office:document-meta>
</file>